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image/png" manifest:full-path="Pictures/10000000000003200000025809C7EF31.png"/>
  <manifest:file-entry manifest:media-type="image/png" manifest:full-path="Pictures/100000000000032000000258EC8EC29B.png"/>
  <manifest:file-entry manifest:media-type="image/png" manifest:full-path="Pictures/100000000000032000000258F6AEE96B.png"/>
  <manifest:file-entry manifest:media-type="" manifest:full-path="Pictures/TablePreview1.svm"/>
  <manifest:file-entry manifest:media-type="image/png" manifest:full-path="Pictures/1000000000000320000002588695583A.png"/>
  <manifest:file-entry manifest:media-type="image/png" manifest:full-path="Pictures/100000000000032000000258EC0B43F6.png"/>
  <manifest:file-entry manifest:media-type="image/png" manifest:full-path="Pictures/1000000000000320000002585C39BAEF.png"/>
  <manifest:file-entry manifest:media-type="image/png" manifest:full-path="Pictures/100000000000032000000258F6B218C8.png"/>
  <manifest:file-entry manifest:media-type="image/png" manifest:full-path="Pictures/1000000000000320000002581B42268A.png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subtitle">
      <style:graphic-properties draw:fill-color="#ffffff" fo:min-height="16.255cm"/>
    </style:style>
    <style:style style:name="pr2" style:family="presentation" style:parent-style-name="lyt-blackandwhite-notes">
      <style:graphic-properties draw:fill-color="#ffffff" draw:auto-grow-height="true" fo:min-height="12.572cm"/>
    </style:style>
    <style:style style:name="pr3" style:family="presentation" style:parent-style-name="lyt-blackandwhite-title">
      <style:graphic-properties fo:min-height="2.843cm"/>
    </style:style>
    <style:style style:name="pr4" style:family="presentation" style:parent-style-name="lyt-blackandwhite-outline1">
      <style:graphic-properties fo:min-height="12.18cm"/>
    </style:style>
    <style:style style:name="pr5" style:family="presentation" style:parent-style-name="lyt-blackandwhite-notes">
      <style:graphic-properties draw:fill-color="#ffffff" fo:min-height="12.572cm"/>
    </style:style>
    <style:style style:name="pr6" style:family="presentation" style:parent-style-name="lyt-blackandwhite-title">
      <style:graphic-properties draw:auto-grow-height="true" fo:min-height="2.843cm"/>
    </style:style>
    <style:style style:name="pr7" style:family="presentation" style:parent-style-name="lyt-blackandwhite-outline1">
      <style:graphic-properties fo:min-height="11.929cm"/>
    </style:style>
    <style:style style:name="pr8" style:family="presentation" style:parent-style-name="lyt-blackandwhite-outline1">
      <style:graphic-properties fo:min-height="13.382cm"/>
    </style:style>
    <style:style style:name="pr9" style:family="presentation" style:parent-style-name="lyt-blackandwhite-title">
      <style:graphic-properties fo:min-height="3.506cm"/>
    </style:style>
    <style:style style:name="pr10" style:family="presentation" style:parent-style-name="lyt-blackandwhite-title">
      <style:graphic-properties fo:min-height="2.663cm"/>
    </style:style>
    <style:style style:name="pr11" style:family="presentation" style:parent-style-name="lyt-blackandwhite-outline1">
      <style:graphic-properties fo:min-height="2.46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draw:fill-color="#e6e6e6" style:repeat="repeat" fo:padding-top="0.2cm" fo:padding-bottom="0.2cm" fo:padding-left="0.2cm" fo:padding-right="0.2cm"/>
      <style:paragraph-properties fo:border="0.17pt solid #808080"/>
      <style:text-properties fo:font-family="'Nimbus Mono L'" style:font-family-generic="modern" style:font-pitch="fixed" fo:font-size="18pt" style:font-size-asian="18pt" style:font-size-complex="18pt"/>
    </style:style>
    <style:style style:name="P1" style:family="paragraph">
      <style:paragraph-properties fo:text-align="start" style:punctuation-wrap="hanging" style:line-break="strict" style:writing-mode="lr-tb"/>
    </style:style>
    <style:style style:name="P2" style:family="paragraph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line-height="0.8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.3999996185303pt"/>
    </style:style>
    <style:style style:name="P7" style:family="paragraph">
      <style:text-properties fo:font-family="'Nimbus Mono L'" style:font-family-generic="modern" style:font-pitch="fixed" fo:font-size="18pt" style:font-size-asian="18pt" style:font-size-complex="18pt"/>
    </style:style>
    <style:style style:name="P8" style:family="paragraph">
      <style:text-properties fo:font-family="'Nimbus Mono L'" style:font-family-generic="modern" style:font-pitch="fixed" fo:font-size="18pt" style:font-size-asian="18pt" style:font-size-complex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language="en" fo:country="US" style:font-family-asian="'DejaVu Sans'" style:font-pitch-asian="variable" style:font-size-asian="22pt" style:font-family-complex="'DejaVu Sans'" style:font-pitch-complex="variable" style:font-size-complex="22pt"/>
    </style:style>
    <style:style style:name="T7" style:family="text">
      <style:text-properties fo:font-size="26pt" fo:language="en" fo:country="US" style:font-family-asian="'DejaVu Sans'" style:font-pitch-asian="variable" style:font-size-asian="26pt" style:font-family-complex="'DejaVu Sans'" style:font-pitch-complex="variable" style:font-size-complex="26pt"/>
    </style:style>
    <style:style style:name="T8" style:family="text">
      <style:text-properties fo:color="#464653" style:text-line-through-style="none" style:text-position="0% 100%" fo:font-family="'Bookman Old Style'" style:font-family-generic="roman" style:font-pitch="variable" fo:font-size="23pt" fo:language="en" fo:country="US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T9" style:family="text">
      <style:text-properties fo:color="#464653" style:text-line-through-style="none" style:text-position="33% 58%" fo:font-family="'Bookman Old Style'" style:font-family-generic="roman" style:font-pitch="variable" fo:font-size="23pt" fo:language="en" fo:country="US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T10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family="'Nimbus Mono L'" style:font-family-generic="modern" style:font-pitch="fixed"/>
    </style:style>
    <style:style style:name="T14" style:family="text">
      <style:text-properties fo:font-family="'Nimbus Mono L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draw:frame presentation:style-name="pr1" draw:layer="layout" svg:width="25.199cm" svg:height="16.255cm" svg:x="1.4cm" svg:y="2.337cm" presentation:class="subtitle" presentation:user-transformed="true">
          <draw:text-box>
            <text:p><text:span text:style-name="T1">DUNE: Uniform Navigational Environment</text:span></text:p>
            <text:p><text:span text:style-name="T2"/></text:p>
            <text:p><text:span text:style-name="T3">Workshop</text:span></text:p>
            <text:p><text:span text:style-name="T3"><text:s/></text:span><text:span text:style-name="T4">2012-04-06</text:span></text:p>
            <text:p><text:span text:style-name="T5"/></text:p>
            <text:p/>
            <text:p>Ricardo Martins &lt;rasm@fe.up.pt&gt;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Overview</text:p>
          </draw:text-box>
        </draw:frame>
        <draw:frame presentation:style-name="pr4" draw:layer="layout" svg:width="24.599cm" svg:height="12.919cm" svg:x="2cm" svg:y="4.714cm" presentation:class="outline" presentation:user-transformed="true">
          <draw:text-box>
            <text:list text:style-name="L2">
              <text:list-item>
                <text:p><text:span text:style-name="T6">Designed for embedded systems;</text:span></text:p>
              </text:list-item>
              <text:list-item>
                <text:p><text:span text:style-name="T6">Written in C++, available as a C++ library;</text:span></text:p>
              </text:list-item>
              <text:list-item>
                <text:p><text:span text:style-name="T6">Used in UUVs, UAVs, ROVs, ASVs, dataloggers and communication gateways;</text:span></text:p>
              </text:list-item>
              <text:list-item>
                <text:p><text:span text:style-name="T6">Related logical operations are isolated from each other in tasks, usually running in a separate thread of execution;</text:span></text:p>
              </text:list-item>
              <text:list-item>
                <text:p><text:span text:style-name="T6">Communication between tasks and communication with external software is performed exclusively by using the set of messages described in the IMC API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Supported Platforms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<text:span text:style-name="T7">Architectures</text:span></text:p>
                <text:list>
                  <text:list-item>
                    <text:p text:style-name="P1"><text:span text:style-name="T8">x86, ARM, PowerPC, SPARC, MIPS</text:span></text:p>
                  </text:list-item>
                </text:list>
              </text:list-item>
              <text:list-item>
                <text:p><text:span text:style-name="T7">Operating Systems</text:span></text:p>
                <text:list>
                  <text:list-item>
                    <text:p text:style-name="P1"><text:span text:style-name="T8">Linux v2.6+, QNX v6.x, Solaris, Mac OS X, eCos, RTEMS, OpenBSD, FreeBSD, NetBSD, Microsoft Windows</text:span></text:p>
                  </text:list-item>
                </text:list>
              </text:list-item>
              <text:list-item>
                <text:p><text:span text:style-name="T7">Hardware Interfaces</text:span></text:p>
                <text:list>
                  <text:list-item>
                    <text:p text:style-name="P1"><text:span text:style-name="T8">Serial Port, I</text:span><text:span text:style-name="T9">2</text:span><text:span text:style-name="T8">C, I/O port, 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3T0">
        <draw:frame presentation:style-name="pr6" draw:text-style-name="P2" draw:layer="layout" svg:width="23.5cm" svg:height="2.843cm" svg:x="2cm" svg:y="1.9cm" presentation:class="title" presentation:user-transformed="true">
          <draw:text-box>
            <text:p text:style-name="P2"><text:span text:style-name="T10">Required Software</text:span></text:p>
          </draw:text-box>
        </draw:frame>
        <draw:frame presentation:style-name="pr7" draw:layer="layout" svg:width="24.639cm" svg:height="12.179cm" svg:x="1.716cm" svg:y="5.093cm" presentation:class="outline" presentation:user-transformed="true">
          <draw:text-box>
            <text:list text:style-name="L2">
              <text:list-item>
                <text:p><text:span text:style-name="T11">Mandatory</text:span></text:p>
                <text:list>
                  <text:list-item>
                    <text:p>Subversion (or compatible client)</text:p>
                  </text:list-item>
                  <text:list-item>
                    <text:p text:style-name="P3">CMake</text:p>
                  </text:list-item>
                  <text:list-item>
                    <text:p text:style-name="P3">C/C++ Compiler</text:p>
                  </text:list-item>
                  <text:list-item>
                    <text:p text:style-name="P3">Java Runtime Environment</text:p>
                  </text:list-item>
                </text:list>
              </text:list-item>
              <text:list-item>
                <text:p text:style-name="P3"><text:span text:style-name="T11">Optional</text:span></text:p>
                <text:list>
                  <text:list-item>
                    <text:p text:style-name="P3">Eclipse</text:p>
                  </text:list-item>
                  <text:list-item>
                    <text:p text:style-name="P3">Microsoft Visual Studio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 presentation:user-transformed="true">
          <draw:text-box>
            <text:p>Required Software</text:p>
          </draw:text-box>
        </draw:frame>
        <draw:frame presentation:style-name="pr8" draw:text-style-name="P4" draw:layer="layout" svg:width="24.599cm" svg:height="13.382cm" svg:x="2cm" svg:y="5.414cm" presentation:class="outline" presentation:user-transformed="true">
          <draw:text-box>
            <text:list text:style-name="L2">
              <text:list-item>
                <text:p text:style-name="P4"><text:span text:style-name="T11">Ubuntu/Debian</text:span></text:p>
                <text:list>
                  <text:list-item>
                    <text:p text:style-name="P4">sudo apt-get install cmake subversion g++ make default-jre</text:p>
                  </text:list-item>
                </text:list>
              </text:list-item>
              <text:list-item>
                <text:p text:style-name="P4"><text:span text:style-name="T11">Microsoft Windows</text:span></text:p>
                <text:list>
                  <text:list-item>
                    <text:p text:style-name="P4">http://www.cmake.org/files/v2.8/cmake-2.8.7-win32-x86.exe</text:p>
                  </text:list-item>
                  <text:list-item>
                    <text:p text:style-name="P4">http://tortoisesvn.net/downloads.html</text:p>
                  </text:list-item>
                  <text:list-item>
                    <text:p text:style-name="P4">http://sf.net/projects/mingw/files/Installer/mingw-get-inst/</text:p>
                  </text:list-item>
                  <text:list-item>
                    <text:p text:style-name="P4">http://www.microsoft.com/express</text:p>
                  </text:list-item>
                </text:list>
              </text:list-item>
              <text:list-item>
                <text:p text:style-name="P4"><text:span text:style-name="T11">Apple Mac OS X</text:span></text:p>
                <text:list>
                  <text:list-item>
                    <text:p text:style-name="P4">http://www.cmake.org/files/v2.8/cmake-2.8.7-Darwin64-universal.dmg</text:p>
                  </text:list-item>
                  <text:list-item>
                    <text:p text:style-name="P4">https://developer.apple.com/xcode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9" draw:layer="layout" svg:width="25.199cm" svg:height="3.506cm" svg:x="1.4cm" svg:y="1.337cm" presentation:class="title" presentation:user-transformed="true">
          <draw:text-box>
            <text:p>Resources</text:p>
          </draw:text-box>
        </draw:frame>
        <draw:frame presentation:style-name="pr7" draw:layer="layout" svg:width="24.639cm" svg:height="14.544cm" svg:x="1.4cm" svg:y="5.014cm" presentation:class="outline" presentation:user-transformed="true">
          <draw:text-box>
            <text:list text:style-name="L2">
              <text:list-item>
                <text:p><text:span text:style-name="T11">Source Code Repository (Subversion)</text:span></text:p>
                <text:list>
                  <text:list-item>
                    <text:p>https://whale.fe.up.pt/svn/dune/trunk</text:p>
                  </text:list-item>
                </text:list>
              </text:list-item>
              <text:list-item>
                <text:p><text:span text:style-name="T11">Source Code Repository (Browser)</text:span></text:p>
                <text:list>
                  <text:list-item>
                    <text:p>https://whale.fe.up.pt/viewvc/dune/trunk</text:p>
                  </text:list-item>
                </text:list>
              </text:list-item>
              <text:list-item>
                <text:p><text:span text:style-name="T11">Dashboard</text:span></text:p>
                <text:list>
                  <text:list-item>
                    <text:p>http://whale.fe.up.pt/cdash</text:p>
                  </text:list-item>
                </text:list>
              </text:list-item>
              <text:list-item>
                <text:p><text:span text:style-name="T11">Documentation</text:span></text:p>
                <text:list>
                  <text:list-item>
                    <text:p>https://whale.fe.up.pt/dune/doc</text:p>
                  </text:list-item>
                </text:list>
              </text:list-item>
              <text:list-item>
                <text:p><text:span text:style-name="T11">Mailing List</text:span></text:p>
                <text:list>
                  <text:list-item>
                    <text:p>lsts-dune@googlegroups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Credentials</text:p>
          </draw:text-box>
        </draw:frame>
        <draw:frame presentation:style-name="pr4" draw:text-style-name="P5" draw:layer="layout" svg:width="24.599cm" svg:height="12.18cm" svg:x="2cm" svg:y="5.414cm" presentation:class="outline">
          <draw:text-box>
            <text:list text:style-name="L2">
              <text:list-item>
                <text:p text:style-name="P5"><text:span text:style-name="T11">For those without an account:</text:span></text:p>
                <text:list>
                  <text:list-item>
                    <text:p><text:span text:style-name="T12">Username: workshop</text:span></text:p>
                  </text:list-item>
                  <text:list-item>
                    <text:p><text:span text:style-name="T12">Password: workshop2012</text:span></text:p>
                  </text:list-item>
                </text:list>
              </text:list-item>
              <text:list-item>
                <text:p><text:span text:style-name="T11">Please email rasm@fe.up.pt if you wish to commit cod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10" draw:layer="layout" svg:width="23.5cm" svg:height="2.663cm" svg:x="2cm" svg:y="1.99cm" presentation:class="title">
          <draw:text-box>
            <text:p>Source Code Organization</text:p>
          </draw:text-box>
        </draw:frame>
        <draw:frame presentation:style-name="pr4" draw:layer="layout" svg:width="24.599cm" svg:height="13.191cm" svg:x="2cm" svg:y="5.414cm" presentation:class="outline" presentation:user-transformed="true">
          <draw:text-box>
            <text:list text:style-name="L2">
              <text:list-item>
                <text:p><text:span text:style-name="T11">cmake</text:span></text:p>
                <text:list>
                  <text:list-item>
                    <text:p>CMake related files</text:p>
                  </text:list-item>
                </text:list>
              </text:list-item>
              <text:list-item>
                <text:p><text:span text:style-name="T11">dat</text:span></text:p>
                <text:list>
                  <text:list-item>
                    <text:p>Heavyweight binary data blobs</text:p>
                  </text:list-item>
                </text:list>
              </text:list-item>
              <text:list-item>
                <text:p><text:span text:style-name="T11">doc</text:span></text:p>
                <text:list>
                  <text:list-item>
                    <text:p>Miscellaneous documentation</text:p>
                  </text:list-item>
                </text:list>
              </text:list-item>
              <text:list-item>
                <text:p><text:span text:style-name="T11">external</text:span></text:p>
                <text:list>
                  <text:list-item>
                    <text:p>3rd party libraries (binaries and sources)</text:p>
                  </text:list-item>
                </text:list>
              </text:list-item>
              <text:list-item>
                <text:p><text:span text:style-name="T11">firmware</text:span></text:p>
                <text:list>
                  <text:list-item>
                    <text:p><text:span text:style-name="T12">Microcontroller firm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10" draw:layer="layout" svg:width="23.5cm" svg:height="2.663cm" svg:x="2cm" svg:y="1.99cm" presentation:class="title">
          <draw:text-box>
            <text:p>Source Code Organization</text:p>
          </draw:text-box>
        </draw:frame>
        <draw:frame presentation:style-name="pr4" draw:text-style-name="P5" draw:layer="layout" svg:width="24.599cm" svg:height="13.191cm" svg:x="2cm" svg:y="5.414cm" presentation:class="outline" presentation:user-transformed="true">
          <draw:text-box>
            <text:list text:style-name="L2">
              <text:list-item>
                <text:p text:style-name="P5"><text:span text:style-name="T11">www</text:span></text:p>
                <text:list>
                  <text:list-item>
                    <text:p><text:span text:style-name="T12">HTTP server files</text:span></text:p>
                  </text:list-item>
                </text:list>
              </text:list-item>
              <text:list-item>
                <text:p><text:span text:style-name="T11">programs</text:span></text:p>
                <text:list>
                  <text:list-item>
                    <text:p><text:span text:style-name="T12">Standalone programs, utilities and scripts</text:span></text:p>
                  </text:list-item>
                </text:list>
              </text:list-item>
              <text:list-item>
                <text:p><text:span text:style-name="T11">src/Main</text:span></text:p>
                <text:list>
                  <text:list-item>
                    <text:p><text:span text:style-name="T12">Daemon/launcher main functions</text:span></text:p>
                  </text:list-item>
                </text:list>
              </text:list-item>
              <text:list-item>
                <text:p><text:span text:style-name="T11">src/Dune</text:span></text:p>
                <text:list>
                  <text:list-item>
                    <text:p><text:span text:style-name="T12">Core library</text:span></text:p>
                  </text:list-item>
                </text:list>
              </text:list-item>
              <text:list-item>
                <text:p><text:span text:style-name="T11">src/Actuators</text:span></text:p>
                <text:list>
                  <text:list-item>
                    <text:p><text:span text:style-name="T12">Device driver tasks for actuator or actuator-like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10" draw:layer="layout" svg:width="23.5cm" svg:height="2.663cm" svg:x="2cm" svg:y="1.99cm" presentation:class="title">
          <draw:text-box>
            <text:p>Source Code Organization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11">src/Maneuver</text:span></text:p>
                <text:list>
                  <text:list-item>
                    <text:p><text:span text:style-name="T12">Maneuvering related tasks. Waypoint following and more complex compound manuevers</text:span></text:p>
                  </text:list-item>
                </text:list>
              </text:list-item>
              <text:list-item>
                <text:p><text:span text:style-name="T11">src/Monitors</text:span></text:p>
                <text:list>
                  <text:list-item>
                    <text:p><text:span text:style-name="T12">Safety monitors (CPU, Clock, Fuel, Operational Limits, etc)</text:span></text:p>
                  </text:list-item>
                </text:list>
              </text:list-item>
              <text:list-item>
                <text:p><text:span text:style-name="T11">src/Navigation</text:span></text:p>
                <text:list>
                  <text:list-item>
                    <text:p><text:span text:style-name="T12">Position estimators, dead reckoning, etc</text:span></text:p>
                  </text:list-item>
                </text:list>
              </text:list-item>
              <text:list-item>
                <text:p><text:span text:style-name="T11">src/Plan</text:span></text:p>
                <text:list>
                  <text:list-item>
                    <text:p><text:span text:style-name="T12">Plan execution and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10" draw:layer="layout" svg:width="23.5cm" svg:height="2.663cm" svg:x="2cm" svg:y="1.99cm" presentation:class="title">
          <draw:text-box>
            <text:p>Source Code Organization</text:p>
          </draw:text-box>
        </draw:frame>
        <draw:frame presentation:style-name="pr4" draw:layer="layout" svg:width="24.599cm" svg:height="13.191cm" svg:x="2cm" svg:y="5.414cm" presentation:class="outline" presentation:user-transformed="true">
          <draw:text-box>
            <text:list text:style-name="L2">
              <text:list-item>
                <text:p><text:span text:style-name="T11">src/Power</text:span></text:p>
                <text:list>
                  <text:list-item>
                    <text:p><text:span text:style-name="T12">Device driver tasks for power supplies and related devices</text:span></text:p>
                  </text:list-item>
                </text:list>
              </text:list-item>
              <text:list-item>
                <text:p><text:span text:style-name="T11">src/Sensors</text:span></text:p>
                <text:list>
                  <text:list-item>
                    <text:p><text:span text:style-name="T12">Device driver tasks for sensors (IMUs, Sonars, GPS, ADCs)</text:span></text:p>
                  </text:list-item>
                </text:list>
              </text:list-item>
              <text:list-item>
                <text:p><text:span text:style-name="T11">src/Simulators</text:span></text:p>
                <text:list>
                  <text:list-item>
                    <text:p><text:span text:style-name="T12">Simulation engine and simulation based tasks</text:span></text:p>
                  </text:list-item>
                </text:list>
              </text:list-item>
              <text:list-item>
                <text:p><text:span text:style-name="T11">src/Supervisors</text:span></text:p>
                <text:list>
                  <text:list-item>
                    <text:p><text:span text:style-name="T12">Tasks responsible for supervising global states</text:span></text:p>
                  </text:list-item>
                </text:list>
              </text:list-item>
              <text:list-item>
                <text:p><text:span text:style-name="T11">src/Transports</text:span></text:p>
                <text:list>
                  <text:list-item>
                    <text:p><text:span text:style-name="T12">Communication and logging tasks (UDP, TCP, HTTP, GSM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10" draw:layer="layout" svg:width="23.5cm" svg:height="2.663cm" svg:x="2cm" svg:y="1.99cm" presentation:class="title">
          <draw:text-box>
            <text:p>Source Code Organization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11">src/UserInterfaces</text:span></text:p>
                <text:list>
                  <text:list-item>
                    <text:p><text:span text:style-name="T12">Tasks that control LEDs, LCDs, buttons and instrument panels</text:span></text:p>
                  </text:list-item>
                </text:list>
              </text:list-item>
              <text:list-item>
                <text:p><text:span text:style-name="T11">src/Vision</text:span></text:p>
                <text:list>
                  <text:list-item>
                    <text:p><text:span text:style-name="T12">Video acquisition and processing</text:span></text:p>
                  </text:list-item>
                </text:list>
              </text:list-item>
              <text:list-item>
                <text:p><text:span text:style-name="T11">etc</text:span></text:p>
                <text:list>
                  <text:list-item>
                    <text:p><text:span text:style-name="T12">Configuration files</text:span></text:p>
                  </text:list-item>
                </text:list>
              </text:list-item>
              <text:list-item>
                <text:p><text:span text:style-name="T11">etc/xml/IMC.xml</text:span></text:p>
                <text:list>
                  <text:list-item>
                    <text:p><text:span text:style-name="T12">IMC specification in 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9" draw:layer="layout" svg:width="25.199cm" svg:height="3.506cm" svg:x="1.4cm" svg:y="1.537cm" presentation:class="title" presentation:user-transformed="true">
          <draw:text-box>
            <text:p>Bootstrapping</text:p>
          </draw:text-box>
        </draw:frame>
        <draw:frame presentation:style-name="lyt-blackandwhite-outline1" draw:layer="layout" svg:width="24.599cm" svg:height="12.18cm" svg:x="2cm" svg:y="5.414cm" presentation:class="outline">
          <draw:text-box>
            <text:list text:style-name="L2">
              <text:list-item>
                <text:p>mkdir $HOME/workshop &amp;&amp; cd $HOME/workshop</text:p>
              </text:list-item>
              <text:list-item>
                <text:p>svn co https://whale.fe.up.pt/svn/dune/trunk dune</text:p>
              </text:list-item>
              <text:list-item>
                <text:p>mkdir build &amp;&amp; cd build</text:p>
              </text:list-item>
              <text:list-item>
                <text:p>cmake -DPICCOLO=1 ../dune</text:p>
              </text:list-item>
              <text:list-item>
                <text:p>make</text:p>
              </text:list-item>
              <text:list-item>
                <text:p>./dune -c lauv-seacon-1 -p Simul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10" draw:layer="layout" svg:width="23.5cm" svg:height="2.663cm" svg:x="2cm" svg:y="1.99cm" presentation:class="title">
          <draw:text-box>
            <text:p>Anatomy of a Task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Runs concurrently with other tasks</text:p>
              </text:list-item>
              <text:list-item>
                <text:p>Communicates with other tasks using IMC messages</text:p>
              </text:list-item>
              <text:list-item>
                <text:p>Does one job (and does it right)</text:p>
              </text:list-item>
              <text:list-item>
                <text:p>Can be event-driven or period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Basic Functions</text:p>
          </draw:text-box>
        </draw:frame>
        <draw:frame presentation:style-name="pr4" draw:layer="layout" svg:width="24.599cm" svg:height="14.444cm" svg:x="2cm" svg:y="5.414cm" presentation:class="outline" presentation:user-transformed="true">
          <draw:text-box>
            <text:list text:style-name="L2">
              <text:list-item>
                <text:p>Task(const std::string&amp; name, Tasks::Environment&amp; env)</text:p>
                <text:list>
                  <text:list-item>
                    <text:p>Task constructor</text:p>
                  </text:list-item>
                  <text:list-item>
                    <text:p>Never fails, doesn't throw exceptions</text:p>
                  </text:list-item>
                  <text:list-item>
                    <text:p>Declares configuration parameters</text:p>
                  </text:list-item>
                  <text:list-item>
                    <text:p>Allocates resources that do not depend on configuration parameters</text:p>
                  </text:list-item>
                </text:list>
              </text:list-item>
              <text:list-item>
                <text:p>void onUpdateParameters(void)</text:p>
                <text:list>
                  <text:list-item>
                    <text:p>Called when configuration parameters change</text:p>
                  </text:list-item>
                </text:list>
              </text:list-item>
              <text:list-item>
                <text:p>void onEntityReservation(void)</text:p>
                <text:list>
                  <text:list-item>
                    <text:p>Called when the task can reserve entiti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Basic Functions</text:p>
          </draw:text-box>
        </draw:frame>
        <draw:frame presentation:style-name="pr4" draw:layer="layout" svg:width="24.599cm" svg:height="14.528cm" svg:x="2cm" svg:y="5.414cm" presentation:class="outline" presentation:user-transformed="true">
          <draw:text-box>
            <text:list text:style-name="L2">
              <text:list-item>
                <text:p>void onEntityResolution(void)</text:p>
                <text:list>
                  <text:list-item>
                    <text:p>Called when the task can resolve entities</text:p>
                  </text:list-item>
                </text:list>
              </text:list-item>
              <text:list-item>
                <text:p>void onResourceAcquisition(void)</text:p>
                <text:list>
                  <text:list-item>
                    <text:p>Called when the task can acquire resources (open serial ports, sockets, etc)</text:p>
                  </text:list-item>
                </text:list>
              </text:list-item>
              <text:list-item>
                <text:p>void onResourceInitialization(void)</text:p>
                <text:list>
                  <text:list-item>
                    <text:p>Called when the task can initialize previously acquired resources</text:p>
                  </text:list-item>
                </text:list>
              </text:list-item>
              <text:list-item>
                <text:p>void onResourceRelease(void)</text:p>
                <text:list>
                  <text:list-item>
                    <text:p>Releases all acquired resources</text:p>
                  </text:list-item>
                </text:list>
              </text:list-item>
              <text:list-item>
                <text:p>void onMain(void)</text:p>
                <text:list>
                  <text:list-item>
                    <text:p>Main task lo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 presentation:user-transformed="true">
          <draw:text-box>
            <text:p>Creating a Task</text:p>
          </draw:text-box>
        </draw:frame>
        <draw:frame presentation:style-name="pr4" draw:layer="layout" svg:width="24.599cm" svg:height="13.107cm" svg:x="2cm" svg:y="5.414cm" presentation:class="outline" presentation:user-transformed="true">
          <draw:text-box>
            <text:list text:style-name="L2">
              <text:list-item>
                <text:p>Run the script dune-create-task to create two task scaffolds:</text:p>
                <text:list>
                  <text:list-item>
                    <text:p>./dune-create-task -p ../dune/src -o 'Ricardo Martins' -t Workshop -n Producer</text:p>
                  </text:list-item>
                  <text:list-item>
                    <text:p>./dune-create-task -p ../dune/src -o 'Ricardo Martins' -t Workshop -n Consumer</text:p>
                  </text:list-item>
                </text:list>
              </text:list-item>
              <text:list-item>
                <text:p>Tell CMake to rebuild the list of tasks:</text:p>
                <text:list>
                  <text:list-item>
                    <text:p>make rebuild_cache</text:p>
                  </text:list-item>
                </text:list>
              </text:list-item>
              <text:list-item>
                <text:p>Compile</text:p>
                <text:list>
                  <text:list-item>
                    <text:p>mak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 presentation:user-transformed="true">
          <draw:text-box>
            <text:p>Creating a Task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Now open the task Workshop.Producer in a text editor:</text:p>
                <text:list>
                  <text:list-item>
                    <text:p>emacs ../dune/src/Workshop/Producer/Task.cpp</text:p>
                  </text:list-item>
                </text:list>
              </text:list-item>
              <text:list-item>
                <text:p>(Live Instructions)</text:p>
              </text:list-item>
              <text:list-item>
                <text:p>Compile</text:p>
                <text:list>
                  <text:list-item>
                    <text:p>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 presentation:user-transformed="true">
          <draw:text-box>
            <text:p>Creating a Task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Now open the task Workshop.Consumer in a text editor:</text:p>
                <text:list>
                  <text:list-item>
                    <text:p>emacs ../dune/src/Workshop/Consumer/Task.cpp</text:p>
                  </text:list-item>
                </text:list>
              </text:list-item>
              <text:list-item>
                <text:p>(Live Instructions)</text:p>
              </text:list-item>
              <text:list-item>
                <text:p>Compile</text:p>
                <text:list>
                  <text:list-item>
                    <text:p>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Testing</text:p>
          </draw:text-box>
        </draw:frame>
        <draw:frame presentation:style-name="pr11" draw:layer="layout" svg:width="24.599cm" svg:height="2.46cm" svg:x="2cm" svg:y="5.414cm" presentation:class="outline" presentation:user-transformed="true">
          <draw:text-box>
            <text:list text:style-name="L2">
              <text:list-item>
                <text:p>Create the file ../dune/etc/development/workshop.ini and add the following lines to it:</text:p>
              </text:list-item>
            </text:list>
          </draw:text-box>
        </draw:frame>
        <draw:frame draw:style-name="standard" draw:layer="layout" svg:width="14.098cm" svg:height="7.43cm" svg:x="6.981cm" svg:y="8.94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13">[Include ../common/profiles.ini]</text:span></text:p>
                <text:p text:style-name="P7"><text:span text:style-name="T13">[Include ../common/transports.ini]</text:span></text:p>
                <text:p text:style-name="P7"><text:span text:style-name="T13"/></text:p>
                <text:p text:style-name="P7"><text:span text:style-name="T13">[Workshop.Producer]</text:span></text:p>
                <text:p text:style-name="P7"><text:span text:style-name="T13">Enabled = Always</text:span></text:p>
                <text:p text:style-name="P7"><text:span text:style-name="T13">Entity Label = Producer</text:span></text:p>
                <text:p text:style-name="P7"><text:span text:style-name="T14"/></text:p>
                <text:p text:style-name="P8"><text:span text:style-name="T14">[Workshop.Consumer]</text:span></text:p>
                <text:p text:style-name="P8"><text:span text:style-name="T14">Enabled = Always</text:span></text:p>
                <text:p text:style-name="P8"><text:span text:style-name="T14">Entity Label = Consu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7cm" presentation:class="title" presentation:user-transformed="true">
          <draw:text-box>
            <text:p>Log Files</text:p>
          </draw:text-box>
        </draw:frame>
        <draw:frame presentation:style-name="pr4" draw:layer="layout" svg:width="24.599cm" svg:height="13.512cm" svg:x="2cm" svg:y="5.014cm" presentation:class="outline" presentation:user-transformed="true">
          <draw:text-box>
            <text:list text:style-name="L2">
              <text:list-item>
                <text:p><text:span text:style-name="T11">DUNE can store log files in two formats:</text:span></text:p>
                <text:list>
                  <text:list-item>
                    <text:p><text:span text:style-name="T11">LSF (LSTS Serialization Format)</text:span>:</text:p>
                    <text:list>
                      <text:list-item>
                        <text:p>Binary format</text:p>
                      </text:list-item>
                      <text:list-item>
                        <text:p>1 file for all messages and message types (Data.lsf)</text:p>
                      </text:list-item>
                      <text:list-item>
                        <text:p>Messages are stored roughly in the same order as they were created</text:p>
                      </text:list-item>
                      <text:list-item>
                        <text:p>Supports Gzip and Bzip2 compression (Data.lsf.gz, Data.lsf.bz2)</text:p>
                      </text:list-item>
                    </text:list>
                  </text:list-item>
                  <text:list-item>
                    <text:p><text:span text:style-name="T11">LLF (LSTS Log Format)</text:span></text:p>
                    <text:list>
                      <text:list-item>
                        <text:p>Human readable (TSV).</text:p>
                      </text:list-item>
                      <text:list-item>
                        <text:p>1 file per message type</text:p>
                      </text:list-item>
                      <text:list-item>
                        <text:p>1 line per message</text:p>
                      </text:list-item>
                      <text:list-item>
                        <text:p>fields are separated by TABs (TSV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 presentation:user-transformed="true">
          <draw:text-box>
            <text:p>Log Files Utilities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<text:span text:style-name="T11">dune-lsf2llf</text:span></text:p>
                <text:list>
                  <text:list-item>
                    <text:p>Converts LSF files to LLF log sets</text:p>
                  </text:list-item>
                </text:list>
              </text:list-item>
              <text:list-item>
                <text:p><text:span text:style-name="T11">dune-lsfreplay</text:span></text:p>
                <text:list>
                  <text:list-item>
                    <text:p><text:span text:style-name="T12">Replays an LSF log file</text:span></text:p>
                  </text:list-item>
                </text:list>
              </text:list-item>
              <text:list-item>
                <text:p><text:span text:style-name="T11">dune-lsf2jpg</text:span></text:p>
                <text:list>
                  <text:list-item>
                    <text:p><text:span text:style-name="T12">Converts CompressedImage messages to JPEG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office:forms form:automatic-focus="false" form:apply-design-mode="false"/>
        <draw:frame presentation:style-name="pr10" draw:layer="layout" svg:width="23.5cm" svg:height="2.663cm" svg:x="2cm" svg:y="1.99cm" presentation:class="title">
          <draw:text-box>
            <text:p>Log Files Utilities (Matlab)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<text:span text:style-name="T11">external/matlab/llftools-&lt;version&gt;</text:span></text:p>
                <text:list>
                  <text:list-item>
                    <text:p><text:span text:style-name="T11">llfload.m</text:span></text:p>
                    <text:list>
                      <text:list-item>
                        <text:p><text:span text:style-name="T12">Loads an LLF file to a Matlab workspace</text:span></text:p>
                      </text:list-item>
                    </text:list>
                  </text:list-item>
                  <text:list-item>
                    <text:p><text:span text:style-name="T11">filter_entity.m</text:span></text:p>
                    <text:list>
                      <text:list-item>
                        <text:p><text:span text:style-name="T12">Filters messages by entity identif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cc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style:line-spacing="0.6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0.5cm" fo:margin-right="0cm" fo:margin-top="0cm" fo:margin-bottom="0.4cm" fo:text-indent="0cm">
        <style:tab-stops/>
      </style:paragraph-properties>
      <style:text-properties fo:font-size="18pt" style:font-size-asian="28pt" style:font-size-complex="28pt"/>
    </style:style>
    <style:style style:name="lyt-blackandwhite-outline3" style:family="presentation" style:parent-style-name="lyt-blackandwhite-outline2">
      <style:paragraph-properties fo:margin-left="1.5cm" fo:margin-right="0cm" fo:margin-top="0cm" fo:margin-bottom="0.3cm" fo:text-indent="-0.6cm"/>
      <style:text-properties fo:font-size="16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style-name="Negrito" style:font-family-generic="swiss" style:font-pitch="variable" fo:font-size="2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Negrito" style:font-family-generic="swiss" style:font-pitch="variable" fo:font-size="40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5T13:48:10</meta:creation-date>
    <dc:date>2012-04-06T18:30:58</dc:date>
    <meta:editing-duration>P1DT4H41M27S</meta:editing-duration>
    <meta:editing-cycles>145</meta:editing-cycles>
    <meta:generator>LibreOffice/3.5$Linux_X86_64 LibreOffice_project/350m1$Build-102</meta:generator>
    <meta:document-statistic meta:object-count="124"/>
  </office:meta>
</office:document-meta>
</file>